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ictionData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Eviction.getEvictedNodes( ModuleId mid , String rootModule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ictionData.getRootModule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Eviction.getAllEvictingNodesDetail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vyNodeEviction.setPendingConflicts( ModuleId moduleId , String rootModuleConf , Collection confli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Eviction.getAllEvictingConflictManag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NodeEviction.getEvictedCon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ictionData.isTransitivelyEvi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Eviction.IvyNodeEviction( Ivy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NodeEviction.getEvictedRevisions( ModuleId mid , String rootModule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NodeEviction.getResolvedNodes( ModuleId mid , String rootModule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uleIdConf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odeEviction.isCompletelyEvic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NodeEviction.setEvictedNodes( ModuleId moduleId , String rootModuleConf , Collection evi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NodeEviction.getEvictedData(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Eviction.cleanEvict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vyNodeEviction.getEvictionDataInRoot( String rootModuleConf , IvyNode ances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NodeEviction.markEvicted( EvictionData evictio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Eviction.isEvicted( String rootModule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NodeEviction.getPendingConflicts( String rootModuleConf , ModuleId 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NodeEviction.getResolvedRevisions( ModuleId mid , String rootModule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victionData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eIdConf.ModuleIdConf( ModuleId mid , String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uleIdConf.ge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ictionData.ge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IdConf.getModu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ictionData.getConflic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ictionData.EvictionData( String rootModuleConf , IvyNode parent , ConflictManager conflictManager , Collection selected ,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odeEviction.setResolvedNodes( ModuleId moduleId , String rootModuleConf , Collection resol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IdConf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ictionData.EvictionData( String rootModuleConf , IvyNode parent , ConflictManager conflictManager , Collection 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ictionData.get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Eviction.getAllEvictingNod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